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09763888888889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68" table:content-validation-name="val2" table:style-name="ce24">
            <text:p>9968.00</text:p>
          </table:table-cell>
          <table:table-cell office:value-type="float" office:value="9097.1553152966007" table:content-validation-name="val1" table:style-name="ce26">
            <text:p>9097.16</text:p>
          </table:table-cell>
          <table:table-cell office:value-type="float" office:value="20946" table:content-validation-name="val2" table:style-name="ce24">
            <text:p>20946.00</text:p>
          </table:table-cell>
          <table:table-cell office:value-type="float" office:value="19834.170861855131" table:content-validation-name="val1" table:style-name="ce26">
            <text:p>19834.17</text:p>
          </table:table-cell>
          <table:table-cell office:value-type="float" office:value="14114" table:content-validation-name="val2" table:style-name="ce24">
            <text:p>14114.00</text:p>
          </table:table-cell>
          <table:table-cell office:value-type="float" office:value="13660.923451948674" table:content-validation-name="val1" table:style-name="ce26">
            <text:p>13660.92</text:p>
          </table:table-cell>
          <table:table-cell office:value-type="float" office:value="5240" table:content-validation-name="val2" table:style-name="ce24">
            <text:p>5240.00</text:p>
          </table:table-cell>
          <table:table-cell office:value-type="float" office:value="5118.0589939945021" table:content-validation-name="val1" table:style-name="ce26">
            <text:p>5118.06</text:p>
          </table:table-cell>
          <table:table-cell office:value-type="float" office:value="370" table:content-validation-name="val2" table:style-name="ce24">
            <text:p>370.00</text:p>
          </table:table-cell>
          <table:table-cell office:value-type="float" office:value="365.61621621620003" table:content-validation-name="val1" table:style-name="ce26">
            <text:p>365.62</text:p>
          </table:table-cell>
          <table:table-cell office:value-type="float" office:value="150" table:content-validation-name="val2" table:style-name="ce24">
            <text:p>150.00</text:p>
          </table:table-cell>
          <table:table-cell office:value-type="float" office:value="149.5202702704" table:content-validation-name="val1" table:style-name="ce26">
            <text:p>149.52</text:p>
          </table:table-cell>
          <table:table-cell office:value-type="float" office:value="50788" table:style-name="ce7">
            <text:p>50,788</text:p>
          </table:table-cell>
          <table:table-cell office:value-type="float" office:value="48225.445109581509" table:style-name="ce7">
            <text:p>48,225</text:p>
          </table:table-cell>
          <table:table-cell office:value-type="float" office:value="2632" table:content-validation-name="val4" table:style-name="ce30">
            <text:p>2632</text:p>
          </table:table-cell>
          <table:table-cell office:value-type="float" office:value="2460.898918916997" table:content-validation-name="val1" table:style-name="ce28">
            <text:p>2460.90</text:p>
          </table:table-cell>
          <table:table-cell office:value-type="float" office:value="448" table:content-validation-name="val4" table:style-name="ce30">
            <text:p>448</text:p>
          </table:table-cell>
          <table:table-cell office:value-type="float" office:value="442.58378378380002" table:content-validation-name="val1" table:style-name="ce28">
            <text:p>442.58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3080" table:style-name="ce7">
            <text:p>3,080</text:p>
          </table:table-cell>
          <table:table-cell office:value-type="float" office:value="2903.4827027007968" table:style-name="ce7">
            <text:p>2,903</text:p>
          </table:table-cell>
          <table:table-cell table:style-name="ce9"/>
          <table:table-cell office:value-type="float" office:value="53868" table:style-name="ce7">
            <text:p>53,868</text:p>
          </table:table-cell>
          <table:table-cell office:value-type="float" office:value="51128.927812282309" table:style-name="ce7">
            <text:p>51,129</text:p>
          </table:table-cell>
          <table:table-cell office:value-type="currency" office:value="160511555.05000004" table:content-validation-name="val5" table:style-name="ce10">
            <text:p>£160,511,555.05</text:p>
          </table:table-cell>
          <table:table-cell office:value-type="currency" office:value="13572350.979999995" table:content-validation-name="val5" table:style-name="ce10">
            <text:p>£13,572,350.98</text:p>
          </table:table-cell>
          <table:table-cell office:value-type="currency" office:value="3466101.14" table:content-validation-name="val5" table:style-name="ce10">
            <text:p>£3,466,101.14</text:p>
          </table:table-cell>
          <table:table-cell office:value-type="currency" office:value="1616349.57" table:content-validation-name="val5" table:style-name="ce10">
            <text:p>£1,616,349.57</text:p>
          </table:table-cell>
          <table:table-cell office:value-type="currency" office:value="47118522.570000008" table:content-validation-name="val5" table:style-name="ce10">
            <text:p>£47,118,522.57</text:p>
          </table:table-cell>
          <table:table-cell office:value-type="currency" office:value="22295614.320000004" table:content-validation-name="val5" table:style-name="ce10">
            <text:p>£22,295,614.32</text:p>
          </table:table-cell>
          <table:table-cell office:value-type="currency" office:value="248580493.63" table:style-name="ce11">
            <text:p>£248,580,493.63</text:p>
          </table:table-cell>
          <table:table-cell office:value-type="currency" office:value="17805287.800000001" table:content-validation-name="val5" table:style-name="ce12">
            <text:p>£17,805,287.80</text:p>
          </table:table-cell>
          <table:table-cell office:value-type="currency" office:value="4106182.1500000004" table:content-validation-name="val5" table:style-name="ce12">
            <text:p>£4,106,182.15</text:p>
          </table:table-cell>
          <table:table-cell office:value-type="currency" office:value="21911469.950000003" table:style-name="ce11">
            <text:p>£21,911,469.95</text:p>
          </table:table-cell>
          <table:table-cell office:value-type="currency" office:value="270491963.57999998" table:style-name="ce13">
            <text:p>£270,491,963.58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1" table:content-validation-name="val2" table:style-name="ce24">
            <text:p>421.00</text:p>
          </table:table-cell>
          <table:table-cell office:value-type="float" office:value="322.14999999999998" table:content-validation-name="val1" table:style-name="ce26">
            <text:p>322.15</text:p>
          </table:table-cell>
          <table:table-cell office:value-type="float" office:value="328" table:content-validation-name="val2" table:style-name="ce24">
            <text:p>328.00</text:p>
          </table:table-cell>
          <table:table-cell office:value-type="float" office:value="294.95999999999998" table:content-validation-name="val1" table:style-name="ce26">
            <text:p>294.96</text:p>
          </table:table-cell>
          <table:table-cell office:value-type="float" office:value="519" table:content-validation-name="val2" table:style-name="ce24">
            <text:p>519.00</text:p>
          </table:table-cell>
          <table:table-cell office:value-type="float" office:value="496.73" table:content-validation-name="val1" table:style-name="ce26">
            <text:p>496.73</text:p>
          </table:table-cell>
          <table:table-cell office:value-type="float" office:value="107" table:content-validation-name="val2" table:style-name="ce24">
            <text:p>107.00</text:p>
          </table:table-cell>
          <table:table-cell office:value-type="float" office:value="104.37" table:content-validation-name="val1" table:style-name="ce26">
            <text:p>104.37</text:p>
          </table:table-cell>
          <table:table-cell office:value-type="float" office:value="8" table:content-validation-name="val2" table:style-name="ce24">
            <text:p>8.00</text:p>
          </table:table-cell>
          <table:table-cell office:value-type="float" office:value="7.8" table:content-validation-name="val1" table:style-name="ce26">
            <text:p>7.80</text:p>
          </table:table-cell>
          <table:table-cell office:value-type="float" office:value="0" table:content-validation-name="val2" table:style-name="ce24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383" table:style-name="ce7">
            <text:p>1,383</text:p>
          </table:table-cell>
          <table:table-cell office:value-type="float" office:value="1226.01" table:style-name="ce7">
            <text:p>1,226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" table:content-validation-name="val1" table:style-name="ce28">
            <text:p>11.00</text:p>
          </table:table-cell>
          <table:table-cell office:value-type="float" office:value="11" table:content-validation-name="val3" table:style-name="ce32">
            <text:p>11.0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style-name="ce9"/>
          <table:table-cell office:value-type="float" office:value="1394" table:style-name="ce7">
            <text:p>1,394</text:p>
          </table:table-cell>
          <table:table-cell office:value-type="float" office:value="1237.01" table:style-name="ce7">
            <text:p>1,237</text:p>
          </table:table-cell>
          <table:table-cell office:value-type="currency" office:value="3685537.02" table:content-validation-name="val5" table:style-name="ce10">
            <text:p>£3,685,537.02</text:p>
          </table:table-cell>
          <table:table-cell office:value-type="currency" office:value="22870.309999999998" table:content-validation-name="val5" table:style-name="ce10">
            <text:p>£22,870.3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1416.72" table:content-validation-name="val5" table:style-name="ce10">
            <text:p>£161,416.72</text:p>
          </table:table-cell>
          <table:table-cell office:value-type="currency" office:value="1058111.3" table:content-validation-name="val5" table:style-name="ce10">
            <text:p>£1,058,111.30</text:p>
          </table:table-cell>
          <table:table-cell office:value-type="currency" office:value="502211.74" table:content-validation-name="val5" table:style-name="ce10">
            <text:p>£502,211.74</text:p>
          </table:table-cell>
          <table:table-cell office:value-type="currency" office:value="5430147.0900000008" table:style-name="ce11">
            <text:p>£5,430,147.09</text:p>
          </table:table-cell>
          <table:table-cell office:value-type="currency" office:value="179516.67" table:content-validation-name="val5" table:style-name="ce12">
            <text:p>£179,516.6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79516.67" table:style-name="ce11">
            <text:p>£179,516.67</text:p>
          </table:table-cell>
          <table:table-cell office:value-type="currency" office:value="5609663.7600000007" table:style-name="ce13">
            <text:p>£5,609,663.76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28" table:content-validation-name="val2" table:style-name="ce24">
            <text:p>28.00</text:p>
          </table:table-cell>
          <table:table-cell office:value-type="float" office:value="27.08" table:content-validation-name="val1" table:style-name="ce26">
            <text:p>27.08</text:p>
          </table:table-cell>
          <table:table-cell office:value-type="float" office:value="121" table:content-validation-name="val2" table:style-name="ce24">
            <text:p>121.00</text:p>
          </table:table-cell>
          <table:table-cell office:value-type="float" office:value="116.31" table:content-validation-name="val1" table:style-name="ce26">
            <text:p>116.31</text:p>
          </table:table-cell>
          <table:table-cell office:value-type="float" office:value="710" table:content-validation-name="val2" table:style-name="ce24">
            <text:p>710.00</text:p>
          </table:table-cell>
          <table:table-cell office:value-type="float" office:value="680.99" table:content-validation-name="val1" table:style-name="ce26">
            <text:p>680.99</text:p>
          </table:table-cell>
          <table:table-cell office:value-type="float" office:value="118" table:content-validation-name="val2" table:style-name="ce24">
            <text:p>118.00</text:p>
          </table:table-cell>
          <table:table-cell office:value-type="float" office:value="115.13" table:content-validation-name="val1" table:style-name="ce26">
            <text:p>115.13</text:p>
          </table:table-cell>
          <table:table-cell office:value-type="float" office:value="12" table:content-validation-name="val2" table:style-name="ce24">
            <text:p>12.00</text:p>
          </table:table-cell>
          <table:table-cell office:value-type="float" office:value="12" table:content-validation-name="val1" table:style-name="ce26">
            <text:p>12.00</text:p>
          </table:table-cell>
          <table:table-cell office:value-type="float" office:value="1" table:content-validation-name="val2" table:style-name="ce24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90" table:style-name="ce7">
            <text:p>990</text:p>
          </table:table-cell>
          <table:table-cell office:value-type="float" office:value="952.51" table:style-name="ce7">
            <text:p>95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" table:content-validation-name="val3" table:style-name="ce32">
            <text:p>1.0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9"/>
          <table:table-cell office:value-type="float" office:value="992" table:style-name="ce7">
            <text:p>992</text:p>
          </table:table-cell>
          <table:table-cell office:value-type="float" office:value="954.51" table:style-name="ce7">
            <text:p>955</text:p>
          </table:table-cell>
          <table:table-cell office:value-type="currency" office:value="3433252" table:content-validation-name="val5" table:style-name="ce10">
            <text:p>£3,433,252.00</text:p>
          </table:table-cell>
          <table:table-cell office:value-type="currency" office:value="122755" table:content-validation-name="val5" table:style-name="ce10">
            <text:p>£122,755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148" table:content-validation-name="val5" table:style-name="ce10">
            <text:p>£16,148.00</text:p>
          </table:table-cell>
          <table:table-cell office:value-type="currency" office:value="961184" table:content-validation-name="val5" table:style-name="ce10">
            <text:p>£961,184.00</text:p>
          </table:table-cell>
          <table:table-cell office:value-type="currency" office:value="495998" table:content-validation-name="val5" table:style-name="ce10">
            <text:p>£495,998.00</text:p>
          </table:table-cell>
          <table:table-cell office:value-type="currency" office:value="5029337" table:style-name="ce11">
            <text:p>£5,029,337.00</text:p>
          </table:table-cell>
          <table:table-cell office:value-type="currency" office:value="15584" table:content-validation-name="val5" table:style-name="ce12">
            <text:p>£15,584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5584" table:style-name="ce11">
            <text:p>£15,584.00</text:p>
          </table:table-cell>
          <table:table-cell office:value-type="currency" office:value="5044921" table:style-name="ce13">
            <text:p>£5,044,921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9" table:content-validation-name="val2" table:style-name="ce34">
            <text:p>9.00</text:p>
          </table:table-cell>
          <table:table-cell office:value-type="float" office:value="8.2200000000000006" table:content-validation-name="val1" table:style-name="ce34">
            <text:p>8.22</text:p>
          </table:table-cell>
          <table:table-cell office:value-type="float" office:value="8" table:content-validation-name="val2" table:style-name="ce34">
            <text:p>8.00</text:p>
          </table:table-cell>
          <table:table-cell office:value-type="float" office:value="7.58" table:content-validation-name="val1" table:style-name="ce34">
            <text:p>7.58</text:p>
          </table:table-cell>
          <table:table-cell office:value-type="float" office:value="42" table:content-validation-name="val2" table:style-name="ce34">
            <text:p>42.00</text:p>
          </table:table-cell>
          <table:table-cell office:value-type="float" office:value="40.78" table:content-validation-name="val1" table:style-name="ce34">
            <text:p>40.78</text:p>
          </table:table-cell>
          <table:table-cell office:value-type="float" office:value="8" table:content-validation-name="val2" table:style-name="ce34">
            <text:p>8.00</text:p>
          </table:table-cell>
          <table:table-cell office:value-type="float" office:value="7.2" table:content-validation-name="val1" table:style-name="ce34">
            <text:p>7.20</text:p>
          </table:table-cell>
          <table:table-cell office:value-type="float" office:value="3" table:content-validation-name="val2" table:style-name="ce34">
            <text:p>3.00</text:p>
          </table:table-cell>
          <table:table-cell office:value-type="float" office:value="3" table:content-validation-name="val1" table:style-name="ce34">
            <text:p>3.00</text:p>
          </table:table-cell>
          <table:table-cell office:value-type="float" office:value="1" table:content-validation-name="val2" table:style-name="ce34">
            <text:p>1.00</text:p>
          </table:table-cell>
          <table:table-cell office:value-type="float" office:value="0.8" table:content-validation-name="val1" table:style-name="ce34">
            <text:p>0.80</text:p>
          </table:table-cell>
          <table:table-cell office:value-type="float" office:value="71" table:style-name="ce7">
            <text:p>71</text:p>
          </table:table-cell>
          <table:table-cell office:value-type="float" office:value="67.58" table:style-name="ce7">
            <text:p>68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9"/>
          <table:table-cell office:value-type="float" office:value="71" table:style-name="ce7">
            <text:p>71</text:p>
          </table:table-cell>
          <table:table-cell office:value-type="float" office:value="67.58" table:style-name="ce7">
            <text:p>68</text:p>
          </table:table-cell>
          <table:table-cell office:value-type="currency" office:value="254210.34" table:content-validation-name="val5" table:style-name="ce10">
            <text:p>£254,210.3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2665.58" table:content-validation-name="val5" table:style-name="ce10">
            <text:p>£72,665.58</text:p>
          </table:table-cell>
          <table:table-cell office:value-type="currency" office:value="34089.75" table:content-validation-name="val5" table:style-name="ce10">
            <text:p>£34,089.75</text:p>
          </table:table-cell>
          <table:table-cell office:value-type="currency" office:value="360965.67" table:style-name="ce11">
            <text:p>£360,965.67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60965.67" table:style-name="ce11">
            <text:p>£360,965.67</text:p>
          </table:table-cell>
          <table:table-cell table:style-name="ce16"/>
          <table:table-cell table:number-columns-repeated="9" table:style-name="ce21"/>
          <table:table-cell table:number-columns-repeated="16333" table:style-name="ce22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24">
            <text:p>94.00</text:p>
          </table:table-cell>
          <table:table-cell office:value-type="float" office:value="88.72" table:content-validation-name="val1" table:style-name="ce26">
            <text:p>88.72</text:p>
          </table:table-cell>
          <table:table-cell office:value-type="float" office:value="107" table:content-validation-name="val2" table:style-name="ce24">
            <text:p>107.00</text:p>
          </table:table-cell>
          <table:table-cell office:value-type="float" office:value="105.58" table:content-validation-name="val1" table:style-name="ce26">
            <text:p>105.58</text:p>
          </table:table-cell>
          <table:table-cell office:value-type="float" office:value="121" table:content-validation-name="val2" table:style-name="ce24">
            <text:p>121.00</text:p>
          </table:table-cell>
          <table:table-cell office:value-type="float" office:value="119.51" table:content-validation-name="val1" table:style-name="ce26">
            <text:p>119.51</text:p>
          </table:table-cell>
          <table:table-cell office:value-type="float" office:value="24" table:content-validation-name="val2" table:style-name="ce24">
            <text:p>24.00</text:p>
          </table:table-cell>
          <table:table-cell office:value-type="float" office:value="23.6" table:content-validation-name="val1" table:style-name="ce26">
            <text:p>23.60</text:p>
          </table:table-cell>
          <table:table-cell office:value-type="float" office:value="5" table:content-validation-name="val2" table:style-name="ce24">
            <text:p>5.00</text:p>
          </table:table-cell>
          <table:table-cell office:value-type="float" office:value="5" table:content-validation-name="val1" table:style-name="ce26">
            <text:p>5.00</text:p>
          </table:table-cell>
          <table:table-cell office:value-type="float" office:value="5" table:content-validation-name="val2" table:style-name="ce24">
            <text:p>5.00</text:p>
          </table:table-cell>
          <table:table-cell office:value-type="float" office:value="0.89" table:content-validation-name="val1" table:style-name="ce26">
            <text:p>0.89</text:p>
          </table:table-cell>
          <table:table-cell office:value-type="float" office:value="356" table:style-name="ce7">
            <text:p>356</text:p>
          </table:table-cell>
          <table:table-cell office:value-type="float" office:value="343.3" table:style-name="ce7">
            <text:p>34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56" table:style-name="ce7">
            <text:p>356</text:p>
          </table:table-cell>
          <table:table-cell office:value-type="float" office:value="343.3" table:style-name="ce7">
            <text:p>343</text:p>
          </table:table-cell>
          <table:table-cell office:value-type="currency" office:value="1225612.19" table:content-validation-name="val5" table:style-name="ce10">
            <text:p>£1,225,612.19</text:p>
          </table:table-cell>
          <table:table-cell office:value-type="currency" office:value="19586.519999999997" table:content-validation-name="val5" table:style-name="ce10">
            <text:p>£19,586.52</text:p>
          </table:table-cell>
          <table:table-cell office:value-type="currency" office:value="1250" table:content-validation-name="val5" table:style-name="ce10">
            <text:p>£1,250.00</text:p>
          </table:table-cell>
          <table:table-cell office:value-type="currency" office:value="3081.36" table:content-validation-name="val5" table:style-name="ce10">
            <text:p>£3,081.36</text:p>
          </table:table-cell>
          <table:table-cell office:value-type="currency" office:value="332632.21000000002" table:content-validation-name="val5" table:style-name="ce10">
            <text:p>£332,632.21</text:p>
          </table:table-cell>
          <table:table-cell office:value-type="currency" office:value="164902.51" table:content-validation-name="val5" table:style-name="ce10">
            <text:p>£164,902.51</text:p>
          </table:table-cell>
          <table:table-cell office:value-type="currency" office:value="1747064.79" table:style-name="ce11">
            <text:p>£1,747,064.79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47064.79" table:style-name="ce13">
            <text:p>£1,747,064.79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August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7" table:content-validation-name="val1" table:style-name="ce27">
            <text:p>7.00</text:p>
          </table:table-cell>
          <table:table-cell office:value-type="float" office:value="12" table:content-validation-name="val2" table:style-name="ce25">
            <text:p>12.00</text:p>
          </table:table-cell>
          <table:table-cell office:value-type="float" office:value="10.6" table:content-validation-name="val1" table:style-name="ce27">
            <text:p>10.60</text:p>
          </table:table-cell>
          <table:table-cell office:value-type="float" office:value="86" table:content-validation-name="val2" table:style-name="ce25">
            <text:p>86.00</text:p>
          </table:table-cell>
          <table:table-cell office:value-type="float" office:value="83.52" table:content-validation-name="val1" table:style-name="ce27">
            <text:p>83.52</text:p>
          </table:table-cell>
          <table:table-cell office:value-type="float" office:value="10" table:content-validation-name="val2" table:style-name="ce25">
            <text:p>10.00</text:p>
          </table:table-cell>
          <table:table-cell office:value-type="float" office:value="9.52" table:content-validation-name="val1" table:style-name="ce27">
            <text:p>9.52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19" table:style-name="ce7">
            <text:p>119</text:p>
          </table:table-cell>
          <table:table-cell office:value-type="float" office:value="114.64" table:style-name="ce7">
            <text:p>115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9" table:style-name="ce7">
            <text:p>119</text:p>
          </table:table-cell>
          <table:table-cell office:value-type="float" office:value="114.64" table:style-name="ce7">
            <text:p>115</text:p>
          </table:table-cell>
          <table:table-cell office:value-type="currency" office:value="351182.12999999971" table:content-validation-name="val5" table:style-name="ce20">
            <text:p>£351,182.13</text:p>
          </table:table-cell>
          <table:table-cell office:value-type="currency" office:value="4979.8199999999988" table:content-validation-name="val5" table:style-name="ce20">
            <text:p>£4,979.82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95204.12" table:content-validation-name="val5" table:style-name="ce20">
            <text:p>£95,204.12</text:p>
          </table:table-cell>
          <table:table-cell office:value-type="currency" office:value="47247.479999999974" table:content-validation-name="val5" table:style-name="ce20">
            <text:p>£47,247.48</text:p>
          </table:table-cell>
          <table:table-cell office:value-type="currency" office:value="498613.5499999997" table:style-name="ce11">
            <text:p>£498,613.5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98613.5499999997" table:style-name="ce13">
            <text:p>£498,613.5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/>
    <dc:creator/>
    <meta:creation-date>2025-09-30T08:15:51Z</meta:creation-date>
    <dc:date>2025-09-30T08:16:29Z</dc:date>
  </office:meta>
</office:document-meta>
</file>